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5313F65839BF41D5.png" manifest:media-type="image/png"/>
  <manifest:file-entry manifest:full-path="Pictures/10000201000005560000030073A22172775EEEC1.png" manifest:media-type="image/png"/>
  <manifest:file-entry manifest:full-path="Pictures/100002010000055600000300B144518CAAE16304.png" manifest:media-type="image/png"/>
  <manifest:file-entry manifest:full-path="Pictures/10000201000005560000030085F6958723782DA0.png" manifest:media-type="image/png"/>
  <manifest:file-entry manifest:full-path="Pictures/1000020100000556000003006F904D41CD4EFC43.png" manifest:media-type="image/png"/>
  <manifest:file-entry manifest:full-path="Pictures/1000020100000556000003008877B4A8E5BF6E6F.png" manifest:media-type="image/png"/>
  <manifest:file-entry manifest:full-path="Pictures/1000020100000556000003006750113D24BDE4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B144518CAAE1630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8877B4A8E5BF6E6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85F6958723782DA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6F904D41CD4EFC4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73A22172775EEE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6750113D24BDE4B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5.741cm" svg:x="-0.019cm" svg:y="0.011cm">
          <draw:image xlink:href="Pictures/1000020100000556000003005313F65839BF41D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5:09:33.384899177</meta:creation-date>
    <dc:date>2020-05-25T15:13:21.500989740</dc:date>
    <meta:editing-duration>PT3M54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